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7b6b3c"/>
    </style:style>
    <style:style style:name="P2" style:family="paragraph" style:parent-style-name="Text_20_body">
      <style:text-properties officeooo:paragraph-rsid="0081ec09"/>
    </style:style>
    <style:style style:name="P3" style:family="paragraph" style:parent-style-name="Text_20_body">
      <style:text-properties officeooo:paragraph-rsid="0087b9bf"/>
    </style:style>
    <style:style style:name="P4" style:family="paragraph" style:parent-style-name="Text_20_body">
      <style:text-properties officeooo:paragraph-rsid="008e9d31"/>
    </style:style>
    <style:style style:name="P5" style:family="paragraph" style:parent-style-name="Text_20_body">
      <style:text-properties officeooo:paragraph-rsid="0094fa52"/>
    </style:style>
    <style:style style:name="P6" style:family="paragraph" style:parent-style-name="Text_20_body">
      <style:text-properties officeooo:paragraph-rsid="00967ffb"/>
    </style:style>
    <style:style style:name="P7" style:family="paragraph" style:parent-style-name="Text_20_body">
      <style:text-properties officeooo:paragraph-rsid="009b8e3d"/>
    </style:style>
    <style:style style:name="P8" style:family="paragraph" style:parent-style-name="Text_20_body">
      <style:text-properties officeooo:paragraph-rsid="00a5e51b"/>
    </style:style>
    <style:style style:name="P9" style:family="paragraph" style:parent-style-name="Text_20_body">
      <style:text-properties officeooo:paragraph-rsid="00b6e7f2"/>
    </style:style>
    <style:style style:name="P10" style:family="paragraph" style:parent-style-name="Text_20_body">
      <style:text-properties style:text-position="0% 100%" officeooo:rsid="0020adab" officeooo:paragraph-rsid="007790b1"/>
    </style:style>
    <style:style style:name="P11" style:family="paragraph" style:parent-style-name="Text_20_body">
      <style:text-properties officeooo:paragraph-rsid="00c94830"/>
    </style:style>
    <style:style style:name="P12" style:family="paragraph" style:parent-style-name="Standard">
      <style:text-properties fo:color="#000000" style:text-position="0% 100%" style:font-name="Liberation Serif" fo:font-size="14.1000003814697pt" fo:font-weight="bold" officeooo:rsid="00404071" officeooo:paragraph-rsid="00404071" fo:background-color="#fffff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officeooo:paragraph-rsid="006d1823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0.5pt" officeooo:rsid="00524703" officeooo:paragraph-rsid="006d1823" style:font-name-asian="Liberation Serif" style:font-size-asian="10.5pt" style:font-size-complex="10.5pt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Liberation Serif" fo:font-size="10.5pt" style:font-name-asian="Liberation Serif" style:font-size-asian="10.5pt" style:font-size-complex="10.5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31d07" style:font-name-asian="Liberation Serif" style:font-size-asian="10.5pt" style:font-size-complex="10.5pt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9fd13" style:font-name-asian="Liberation Serif" style:font-size-asian="10.5pt" style:font-size-complex="10.5pt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b887b" style:font-name-asian="Liberation Serif" style:font-size-asian="10.5pt" style:font-size-complex="10.5pt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117afd9" style:font-name-asian="Liberation Serif" style:font-size-asian="10.5pt" style:font-size-complex="10.5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11a7bc9" style:font-name-asian="Liberation Serif" style:font-size-asian="10.5pt" style:font-size-complex="10.5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11de28b" style:font-name-asian="Liberation Serif" style:font-size-asian="10.5pt" style:font-size-complex="10.5pt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officeooo:rsid="0020adab" officeooo:paragraph-rsid="007790b1" style:font-name-asian="Liberation Serif" style:font-size-asian="10.5pt" style:font-size-complex="10.5pt"/>
    </style:style>
    <style:style style:name="P24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a5e51b" style:font-name-asian="Liberation Serif" style:font-size-asian="10.5pt" style:font-size-complex="10.5pt"/>
    </style:style>
    <style:style style:name="P25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9402b" style:font-name-asian="Liberation Serif" style:font-size-asian="10.5pt" style:font-size-complex="10.5pt"/>
    </style:style>
    <style:style style:name="P26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9fd13" style:font-name-asian="Liberation Serif" style:font-size-asian="10.5pt" style:font-size-complex="10.5pt"/>
    </style:style>
    <style:style style:name="P27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b887b" style:font-name-asian="Liberation Serif" style:font-size-asian="10.5pt" style:font-size-complex="10.5pt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fo:font-weight="normal" officeooo:rsid="0040c7db" officeooo:paragraph-rsid="007790b1" style:font-name-asian="Liberation Serif" style:font-size-asian="10.5pt" style:font-weight-asian="normal" style:font-size-complex="10.5pt" style:font-weight-complex="normal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fo:font-weight="normal" officeooo:rsid="0040c7db" officeooo:paragraph-rsid="01059def" style:font-name-asian="Liberation Serif" style:font-size-asian="10.5pt" style:font-weight-asian="normal" style:font-size-complex="10.5pt" style:font-weight-complex="normal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fo:font-weight="normal" officeooo:rsid="0040c7db" officeooo:paragraph-rsid="01209126" style:font-name-asian="Liberation Serif" style:font-size-asian="10.5pt" style:font-weight-asian="normal" style:font-size-complex="10.5pt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officeooo:paragraph-rsid="00934b34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officeooo:paragraph-rsid="00900559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81ec0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7e8fb3" style:font-size-asian="10.5pt" style:font-size-complex="10.5pt"/>
    </style:style>
    <style:style style:name="P35" style:family="paragraph" style:parent-style-name="Text_20_body">
      <style:paragraph-properties fo:margin-top="0cm" fo:margin-bottom="0cm" loext:contextual-spacing="false"/>
      <style:text-properties officeooo:paragraph-rsid="008d2be3"/>
    </style:style>
    <style:style style:name="P36" style:family="paragraph" style:parent-style-name="Text_20_body">
      <style:paragraph-properties fo:margin-top="0cm" fo:margin-bottom="0cm" loext:contextual-spacing="false"/>
      <style:text-properties officeooo:paragraph-rsid="00a5e51b"/>
    </style:style>
    <style:style style:name="P37" style:family="paragraph" style:parent-style-name="Text_20_body">
      <style:paragraph-properties fo:margin-top="0cm" fo:margin-bottom="0cm" loext:contextual-spacing="false"/>
      <style:text-properties officeooo:paragraph-rsid="00e63ef5"/>
    </style:style>
    <style:style style:name="P38" style:family="paragraph" style:parent-style-name="Text_20_body">
      <style:paragraph-properties fo:margin-top="0cm" fo:margin-bottom="0cm" loext:contextual-spacing="false"/>
      <style:text-properties officeooo:paragraph-rsid="00b6e7f2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badfc6"/>
    </style:style>
    <style:style style:name="P40" style:family="paragraph" style:parent-style-name="Text_20_body">
      <style:paragraph-properties fo:margin-top="0cm" fo:margin-bottom="0cm" loext:contextual-spacing="false"/>
      <style:text-properties officeooo:paragraph-rsid="009b8e3d"/>
    </style:style>
    <style:style style:name="P41" style:family="paragraph" style:parent-style-name="Text_20_body">
      <style:paragraph-properties fo:margin-top="0cm" fo:margin-bottom="0cm" loext:contextual-spacing="false"/>
      <style:text-properties officeooo:paragraph-rsid="00a2e168"/>
    </style:style>
    <style:style style:name="P42" style:family="paragraph" style:parent-style-name="Text_20_body">
      <style:paragraph-properties fo:margin-top="0cm" fo:margin-bottom="0cm" loext:contextual-spacing="false"/>
      <style:text-properties officeooo:paragraph-rsid="00a426d7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87b9bf"/>
    </style:style>
    <style:style style:name="P44" style:family="paragraph" style:parent-style-name="Text_20_body">
      <style:paragraph-properties fo:margin-top="0cm" fo:margin-bottom="0cm" loext:contextual-spacing="false"/>
      <style:text-properties officeooo:paragraph-rsid="007e8fb3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900559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11a543b"/>
    </style:style>
    <style:style style:name="P47" style:family="paragraph" style:parent-style-name="Text_20_body">
      <style:paragraph-properties fo:margin-top="0cm" fo:margin-bottom="0cm" loext:contextual-spacing="false"/>
      <style:text-properties officeooo:paragraph-rsid="011b5ab0"/>
    </style:style>
    <style:style style:name="P4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officeooo:paragraph-rsid="00900559"/>
    </style:style>
    <style:style style:name="P49" style:family="paragraph" style:parent-style-name="Heading_20_3">
      <style:text-properties officeooo:paragraph-rsid="0094fa52"/>
    </style:style>
    <style:style style:name="P50" style:family="paragraph" style:parent-style-name="Heading_20_3">
      <style:text-properties style:text-position="0% 100%" officeooo:rsid="0020adab" officeooo:paragraph-rsid="00c91235"/>
    </style:style>
    <style:style style:name="P51" style:family="paragraph" style:parent-style-name="Heading_20_3">
      <style:text-properties officeooo:paragraph-rsid="009b8e3d"/>
    </style:style>
    <style:style style:name="P52" style:family="paragraph" style:parent-style-name="Heading_20_3">
      <style:text-properties officeooo:paragraph-rsid="00a5e51b"/>
    </style:style>
    <style:style style:name="P53" style:family="paragraph" style:parent-style-name="Heading_20_3">
      <style:text-properties officeooo:paragraph-rsid="00b6e7f2"/>
    </style:style>
    <style:style style:name="P54" style:family="paragraph" style:parent-style-name="Heading_20_3">
      <style:paragraph-properties fo:margin-left="0cm" fo:margin-right="0cm" fo:line-height="100%" fo:text-indent="0cm" style:auto-text-indent="false"/>
      <style:text-properties officeooo:paragraph-rsid="006d1823"/>
    </style:style>
    <style:style style:name="P55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31d07" style:font-name-asian="Liberation Serif" style:font-size-asian="10.5pt" style:font-size-complex="10.5pt"/>
    </style:style>
    <style:style style:name="P56" style:family="paragraph" style:parent-style-name="Text_20_body">
      <style:text-properties officeooo:paragraph-rsid="00792f3d"/>
    </style:style>
    <style:style style:name="P57" style:family="paragraph" style:parent-style-name="Text_20_body">
      <style:text-properties officeooo:paragraph-rsid="01278b98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40c7db" style:font-name-asian="Liberation Serif"/>
    </style:style>
    <style:style style:name="T3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45327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0c76e5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Liberation Serif" fo:font-size="10.5pt" style:font-name-asian="Liberation Serif" style:font-size-asian="10.5pt" style:font-size-complex="10.5pt"/>
    </style:style>
    <style:style style:name="T8" style:family="text">
      <style:text-properties style:font-name="Liberation Serif" fo:font-size="10.5pt" officeooo:rsid="011a7bc9" style:font-name-asian="Liberation Serif" style:font-size-asian="10.5pt" style:font-size-complex="10.5pt"/>
    </style:style>
    <style:style style:name="T9" style:family="text">
      <style:text-properties style:font-name="Liberation Serif" fo:font-size="10.5pt" officeooo:rsid="011ced25" style:font-name-asian="Liberation Serif" style:font-size-asian="10.5pt" style:font-size-complex="10.5pt"/>
    </style:style>
    <style:style style:name="T10" style:family="text">
      <style:text-properties style:font-name="Liberation Serif" fo:font-size="10.5pt" officeooo:rsid="011f638c" style:font-name-asian="Liberation Serif" style:font-size-asian="10.5pt" style:font-size-complex="10.5pt"/>
    </style:style>
    <style:style style:name="T11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94fa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text-position="0% 100%" style:font-name="Liberation Serif" fo:font-size="14.1000003814697pt" fo:font-weight="bold" officeooo:rsid="009ab0e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text-position="0% 100%" style:font-name="Liberation Serif" fo:font-size="14.1000003814697pt" fo:font-weight="bold" officeooo:rsid="00b6e7f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text-position="0% 100%" style:font-name="Liberation Serif" officeooo:rsid="0020adab" style:font-name-asian="Liberation Serif"/>
    </style:style>
    <style:style style:name="T17" style:family="text">
      <style:text-properties style:text-position="0% 100%" style:font-name="Liberation Serif" officeooo:rsid="0040c7db" style:font-name-asian="Liberation Serif"/>
    </style:style>
    <style:style style:name="T18" style:family="text">
      <style:text-properties style:text-position="0% 100%" style:font-name="Liberation Serif" officeooo:rsid="004c1cf0" style:font-name-asian="Liberation Serif"/>
    </style:style>
    <style:style style:name="T19" style:family="text">
      <style:text-properties style:text-position="0% 100%" style:font-name="Liberation Serif" officeooo:rsid="00b728b3" style:font-name-asian="Liberation Serif"/>
    </style:style>
    <style:style style:name="T20" style:family="text">
      <style:text-properties style:text-position="0% 100%" style:font-name="Liberation Serif" officeooo:rsid="00bbbfab" style:font-name-asian="Liberation Serif"/>
    </style:style>
    <style:style style:name="T21" style:family="text">
      <style:text-properties style:text-position="0% 100%" style:font-name="Liberation Serif" officeooo:rsid="00c979a5" style:font-name-asian="Liberation Serif"/>
    </style:style>
    <style:style style:name="T22" style:family="text">
      <style:text-properties style:text-position="0% 100%" style:font-name="Liberation Serif" officeooo:rsid="00f17505" style:font-name-asian="Liberation Serif"/>
    </style:style>
    <style:style style:name="T23" style:family="text">
      <style:text-properties style:text-position="0% 100%" style:font-name="Liberation Serif" officeooo:rsid="01085c55" style:font-name-asian="Liberation Serif"/>
    </style:style>
    <style:style style:name="T24" style:family="text">
      <style:text-properties style:text-position="0% 100%" style:font-name="Liberation Serif" officeooo:rsid="010bfd77" style:font-name-asian="Liberation Serif"/>
    </style:style>
    <style:style style:name="T25" style:family="text">
      <style:text-properties style:text-position="0% 100%" style:font-name="Liberation Serif" officeooo:rsid="010f0c12" style:font-name-asian="Liberation Serif"/>
    </style:style>
    <style:style style:name="T26" style:family="text">
      <style:text-properties style:text-position="0% 100%" style:font-name="Liberation Serif" officeooo:rsid="0110fd0d" style:font-name-asian="Liberation Serif"/>
    </style:style>
    <style:style style:name="T27" style:family="text">
      <style:text-properties style:text-position="0% 100%" style:font-name="Liberation Serif" officeooo:rsid="01249195" style:font-name-asian="Liberation Serif"/>
    </style:style>
    <style:style style:name="T28" style:family="text">
      <style:text-properties style:text-position="0% 100%" style:font-name="Liberation Serif" officeooo:rsid="012638db" style:font-name-asian="Liberation Serif"/>
    </style:style>
    <style:style style:name="T29" style:family="text">
      <style:text-properties style:text-position="0% 100%" style:font-name="Liberation Serif" officeooo:rsid="01278b98" style:font-name-asian="Liberation Serif"/>
    </style:style>
    <style:style style:name="T30" style:family="text">
      <style:text-properties style:text-position="0% 100%" officeooo:rsid="0040c7db"/>
    </style:style>
    <style:style style:name="T31" style:family="text">
      <style:text-properties style:text-position="0% 100%" officeooo:rsid="00ad0d65"/>
    </style:style>
    <style:style style:name="T32" style:family="text">
      <style:text-properties style:text-position="0% 100%" officeooo:rsid="00b10f06"/>
    </style:style>
    <style:style style:name="T33" style:family="text">
      <style:text-properties style:text-position="0% 100%" officeooo:rsid="00e31d07"/>
    </style:style>
    <style:style style:name="T34" style:family="text">
      <style:text-properties fo:color="#000000"/>
    </style:style>
    <style:style style:name="T35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36" style:family="text">
      <style:text-properties fo:font-variant="normal" fo:text-transform="none" fo:color="#191b1f" style:font-name="Liberation Serif" fo:font-size="10.5pt" fo:letter-spacing="normal" fo:font-style="normal" fo:font-weight="normal" officeooo:rsid="00f5b697" style:font-name-asian="Liberation Serif" style:font-size-asian="10.5pt" style:font-name-complex="Liberation Mono" style:font-size-complex="10.5pt" loext:padding="0cm" loext:border="none"/>
    </style:style>
    <style:style style:name="T37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size-complex="10.5pt" loext:padding="0cm" loext:border="none"/>
    </style:style>
    <style:style style:name="T38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Noto Sans Mono CJK SC" style:font-size-asian="10.5pt" style:font-name-complex="Liberation Mono" style:font-size-complex="10.5pt" loext:padding="0cm" loext:border="none"/>
    </style:style>
    <style:style style:name="T39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40c7db" style:font-name-asian="Liberation Serif" style:font-size-asian="12pt" style:font-name-complex="Liberation Mono" style:font-size-complex="12pt" loext:padding="0cm" loext:border="none"/>
    </style:style>
    <style:style style:name="T40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name-complex="Liberation Mono" style:font-size-complex="10.5pt" loext:padding="0cm" loext:border="none"/>
    </style:style>
    <style:style style:name="T41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40c7db" style:font-name-asian="Liberation Serif" style:font-size-asian="10.5pt" style:font-name-complex="Liberation Mono" style:font-size-complex="10.5pt" loext:padding="0cm" loext:border="none"/>
    </style:style>
    <style:style style:name="T42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b28d52" style:font-name-asian="Liberation Serif" style:font-size-asian="10.5pt" style:font-name-complex="Liberation Mono" style:font-size-complex="10.5pt" loext:padding="0cm" loext:border="none"/>
    </style:style>
    <style:style style:name="T43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44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aaf4b8" style:font-name-asian="Liberation Serif" style:font-size-asian="10.5pt" style:font-name-complex="Liberation Mono" style:font-size-complex="10.5pt" loext:padding="0cm" loext:border="none"/>
    </style:style>
    <style:style style:name="T45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e88e0c" style:font-name-asian="Liberation Serif" style:font-size-asian="10.5pt" style:font-name-complex="Liberation Mono" style:font-size-complex="10.5pt" loext:padding="0cm" loext:border="none"/>
    </style:style>
    <style:style style:name="T46" style:family="text">
      <style:text-properties fo:font-variant="normal" fo:text-transform="none" fo:color="#191b1f" style:text-position="0% 100%" style:font-name="Liberation Serif" fo:font-size="11pt" fo:letter-spacing="normal" fo:font-style="normal" fo:font-weight="normal" officeooo:rsid="0040c7db" style:font-name-asian="Liberation Serif" style:font-size-asian="11pt" style:font-name-complex="Liberation Mono" style:font-size-complex="11pt" loext:padding="0cm" loext:border="none"/>
    </style:style>
    <style:style style:name="T47" style:family="text">
      <style:text-properties fo:font-variant="normal" fo:text-transform="none" fo:color="#191b1f" style:text-position="0% 100%" style:font-name="Liberation Serif" fo:font-size="11pt" fo:letter-spacing="normal" fo:font-style="normal" fo:font-weight="normal" officeooo:rsid="00badfc6" style:font-name-asian="Liberation Serif" style:font-size-asian="11pt" style:font-name-complex="Liberation Mono" style:font-size-complex="11pt" loext:padding="0cm" loext:border="none"/>
    </style:style>
    <style:style style:name="T48" style:family="text">
      <style:text-properties fo:font-size="10.5pt" style:font-size-asian="10.5pt" style:font-size-complex="10.5pt"/>
    </style:style>
    <style:style style:name="T49" style:family="text">
      <style:text-properties officeooo:rsid="00e4e183"/>
    </style:style>
    <style:style style:name="T50" style:family="text">
      <style:text-properties officeooo:rsid="00f3b495"/>
    </style:style>
    <style:style style:name="T51" style:family="text">
      <style:text-properties officeooo:rsid="00f43fec"/>
    </style:style>
    <style:style style:name="T52" style:family="text">
      <style:text-properties officeooo:rsid="01059def"/>
    </style:style>
    <style:style style:name="T53" style:family="text">
      <style:text-properties officeooo:rsid="01172edc"/>
    </style:style>
    <style:style style:name="T54" style:family="text">
      <style:text-properties officeooo:rsid="011e7dd6"/>
    </style:style>
    <style:style style:name="T55" style:family="text">
      <style:text-properties officeooo:rsid="011ef5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ataclasses库中的dataclass类：</text:p>
      <text:p text:style-name="P1"><text:s text:c="4"/>• 通过使用装饰器@dataclass，它可以自动生成特殊方法（如__init__() 和 __repr__() ...等方法 ）来简化数据类的创建。</text:p>
      <text:p text:style-name="P2"><text:s text:c="4"/>• 例子：</text:p>
      <text:p text:style-name="P33"><text:tab/><text:tab/><text:tab/><text:tab/>from dataclasses import dataclass</text:p>
      <text:p text:style-name="P33"><text:tab/><text:tab/><text:tab/><text:tab/>@dataclass</text:p>
      <text:p text:style-name="P33"><text:tab/><text:tab/><text:tab/><text:tab/>class A:</text:p>
      <text:p text:style-name="P33"><text:tab/><text:tab/><text:tab/><text:tab/> ...</text:p>
      <text:p text:style-name="P3"><text:s text:c="4"/>• 无需定义__init__函数，直接将值赋给变量，dataclass会自动处理。并且使用dataclass以更加易读的方式预先定义了成员属性，我们立即能知道val是int类型，这比一般定义类成员的方式更具可读性。</text:p>
      <text:p text:style-name="P43"><text:tab/><text:tab/><text:tab/><text:tab/><text:span text:style-name="T50"># </text:span><text:span text:style-name="T7">不使用dataclass：</text:span></text:p>
      <text:p text:style-name="P34"><text:tab/><text:tab/><text:tab/><text:tab/>class Number:</text:p>
      <text:p text:style-name="P34"><text:s text:c="2"/><text:tab/><text:tab/><text:tab/><text:tab/>def __init__(self, val):</text:p>
      <text:p text:style-name="P34"><text:s text:c="4"/><text:tab/><text:tab/><text:tab/><text:tab/> <text:s text:c="5"/>self.val = val</text:p>
      <text:p text:style-name="P44"><text:tab/><text:tab/><text:tab/><text:tab/><text:span text:style-name="T51"># </text:span><text:span text:style-name="T7">使用dataclass：</text:span></text:p>
      <text:p text:style-name="P34"><text:tab/><text:tab/><text:tab/><text:tab/>@dataclass</text:p>
      <text:p text:style-name="P34"><text:tab/><text:tab/><text:tab/><text:tab/>class Number:</text:p>
      <text:p text:style-name="P35"><text:span text:style-name="T48"><text:tab/><text:tab/><text:tab/><text:tab/> <text:s text:c="8"/>val:int = </text:span><text:span text:style-name="Source_20_Text"><text:span text:style-name="T38">0</text:span></text:span></text:p>
      <text:p text:style-name="P4"><text:span text:style-name="Source_20_Text"><text:span text:style-name="T35"><text:s text:c="4"/>• 自动添加两个数据对象之间的比较：</text:span></text:span></text:p>
      <text:p text:style-name="P45"><text:span text:style-name="Source_20_Text"><text:span text:style-name="T35"><text:tab/><text:tab/><text:tab/><text:tab/></text:span></text:span><text:span text:style-name="Source_20_Text"><text:span text:style-name="T36"># </text:span></text:span><text:span text:style-name="Source_20_Text"><text:span text:style-name="T35">不使用dataclass：</text:span></text:span></text:p>
      <text:p text:style-name="P48"><text:span text:style-name="Source_20_Text"><text:span text:style-name="T35"><text:tab/><text:tab/><text:tab/><text:tab/> class Number:</text:span></text:span></text:p>
      <text:p text:style-name="P32"><text:span text:style-name="Source_20_Text"><text:span text:style-name="T35"><text:tab/><text:tab/><text:tab/><text:tab/> <text:s text:c="6"/>def __init__( self, val = 0):</text:span></text:span></text:p>
      <text:p text:style-name="P32"><text:span text:style-name="Source_20_Text"><text:span text:style-name="T35"><text:s text:c="5"/><text:tab/><text:tab/><text:tab/><text:tab/> <text:s text:c="6"/>self.val = val</text:span></text:span></text:p>
      <text:p text:style-name="P32"><text:span text:style-name="Source_20_Text"><text:span text:style-name="T35"><text:s text:c="3"/><text:tab/><text:tab/><text:tab/><text:tab/> def __eq__(self, other):</text:span></text:span></text:p>
      <text:p text:style-name="P32"><text:span text:style-name="Source_20_Text"><text:span text:style-name="T35"><text:s text:c="6"/><text:tab/><text:tab/><text:tab/><text:tab/> <text:s text:c="6"/>return self.val == other.val</text:span></text:span></text:p>
      <text:p text:style-name="P32"><text:span text:style-name="Source_20_Text"><text:span text:style-name="T35"><text:s text:c="3"/><text:tab/><text:tab/><text:tab/><text:tab/> def __lt__(self, other):</text:span></text:span></text:p>
      <text:p text:style-name="P32"><text:span text:style-name="Source_20_Text"><text:span text:style-name="T35"><text:s text:c="4"/><text:tab/><text:tab/><text:tab/><text:tab/> <text:s text:c="6"/>return self.val &lt; other.val</text:span></text:span></text:p>
      <text:p text:style-name="P31"><text:span text:style-name="Source_20_Text"><text:span text:style-name="T35"><text:tab/><text:tab/><text:tab/><text:tab/></text:span></text:span><text:span text:style-name="Source_20_Text"><text:span text:style-name="T36"># </text:span></text:span><text:span text:style-name="Source_20_Text"><text:span text:style-name="T35">使用dataclass：</text:span></text:span></text:p>
      <text:p text:style-name="P31"><text:span text:style-name="Source_20_Text"><text:span text:style-name="T37"><text:tab/><text:tab/><text:tab/><text:tab/>@dataclass(order = True)</text:span></text:span></text:p>
      <text:p text:style-name="P31"><text:span text:style-name="Source_20_Text"><text:span text:style-name="T37"><text:tab/><text:tab/><text:tab/><text:tab/>class Number:</text:span></text:span></text:p>
      <text:p text:style-name="P31"><text:span text:style-name="Source_20_Text"><text:span text:style-name="T37"><text:s text:c="2"/><text:tab/><text:tab/><text:tab/><text:tab/> <text:s text:c="8"/>val: int = 0</text:span></text:span></text:p>
      <text:h text:style-name="P49" text:outline-level="3"><text:span text:style-name="T12">tyro</text:span><text:span text:style-name="T13">库</text:span><text:span text:style-name="T16">：</text:span></text:h>
      <text:p text:style-name="P5"><text:span text:style-name="T16"><text:s text:c="4"/>• </text:span><text:span text:style-name="T17">tyro库是一个比argparse更好用的命令行解析库。</text:span></text:p>
      <text:p text:style-name="P6"><text:span text:style-name="T16"><text:s text:c="4"/>• 例子</text:span><text:span text:style-name="T17">：</text:span></text:p>
      <text:p text:style-name="P31"><text:span text:style-name="Source_20_Text"><text:span text:style-name="T35"><text:tab/><text:tab/><text:tab/><text:tab/>from dataclasses import dataclass</text:span></text:span></text:p>
      <text:p text:style-name="P31"><text:span text:style-name="Source_20_Text"><text:span text:style-name="T35"><text:tab/><text:tab/><text:tab/><text:tab/>import tyro</text:span></text:span></text:p>
      <text:p text:style-name="P31"><text:span text:style-name="Source_20_Text"><text:span text:style-name="T35"><text:tab/><text:tab/><text:tab/><text:tab/>@dataclass</text:span></text:span></text:p>
      <text:p text:style-name="P31"><text:span text:style-name="Source_20_Text"><text:span text:style-name="T35"><text:tab/><text:tab/><text:tab/><text:tab/>class Args:</text:span></text:span></text:p>
      <text:p text:style-name="P31"><text:span text:style-name="Source_20_Text"><text:span text:style-name="T35"><text:s text:c="2"/><text:tab/><text:tab/><text:tab/><text:tab/> <text:s text:c="7"/>a: int</text:span></text:span></text:p>
      <text:p text:style-name="P31"><text:span text:style-name="Source_20_Text"><text:span text:style-name="T35"><text:s text:c="4"/><text:tab/><text:tab/><text:tab/><text:tab/> <text:s text:c="7"/>b: int = 3</text:span></text:span></text:p>
      <text:p text:style-name="P31"><text:span text:style-name="Source_20_Text"><text:span text:style-name="T35"><text:tab/><text:tab/><text:tab/><text:tab/>args = tyro.cli(Args)</text:span></text:span></text:p>
      <text:p text:style-name="P31"><text:span text:style-name="Source_20_Text"><text:span text:style-name="T35"><text:tab/><text:tab/><text:tab/><text:tab/>print(args.a + args.b)</text:span></text:span></text:p>
      <text:h text:style-name="P50" text:outline-level="3"><text:span text:style-name="T3">Hydra</text:span><text:span text:style-name="T4">库</text:span><text:span text:style-name="T5">和</text:span><text:span text:style-name="T6">o</text:span><text:span text:style-name="T5">mega</text:span><text:span text:style-name="T6">c</text:span><text:span text:style-name="T5">onf库的联合使用</text:span><text:span text:style-name="T1">：</text:span></text:h>
      <text:p text:style-name="P11"><text:span text:style-name="T16"><text:s text:c="4"/>• </text:span><text:span text:style-name="T21">hydra是一个强大的配置管理工具它使用omegaconf解析配置文件，可以提供配置组合、命令行覆盖、多级配置等功能</text:span><text:span text:style-name="T17">。</text:span></text:p>
      <text:p text:style-name="P10"><text:span text:style-name="T1"><text:s text:c="4"/>• 例子</text:span><text:span text:style-name="T2">：</text:span></text:p>
      <text:p text:style-name="P16"><text:soft-page-break/><text:tab/><text:tab/><text:tab/><text:tab/># 文件结构</text:p>
      <text:p text:style-name="P16"><text:tab/><text:tab/><text:tab/><text:tab/>my_app/</text:p>
      <text:p text:style-name="P16"><text:tab/><text:tab/><text:tab/><text:tab/> <text:s text:c="4"/>├─ config/</text:p>
      <text:p text:style-name="P16"><text:tab/><text:tab/><text:tab/><text:tab/> <text:s text:c="4"/>│ <text:s text:c="7"/>├── config.yaml</text:p>
      <text:p text:style-name="P21"><text:tab/><text:tab/><text:tab/><text:tab/> <text:s text:c="4"/>│ <text:s text:c="7"/>├── db/</text:p>
      <text:p text:style-name="P47"><text:span text:style-name="T7"><text:tab/><text:tab/><text:tab/><text:tab/> <text:s text:c="4"/>│ <text:s text:c="7"/>│ <text:s text:c="7"/>└── </text:span><text:span text:style-name="T8">mysql</text:span><text:span text:style-name="T7">.yaml</text:span></text:p>
      <text:p text:style-name="P22"><text:tab/><text:tab/><text:tab/><text:tab/> <text:s text:c="4"/>│ <text:s text:c="7"/>└── logging/</text:p>
      <text:p text:style-name="P46"><text:span text:style-name="T7"><text:tab/><text:tab/><text:tab/><text:tab/> <text:s text:c="4"/>│ <text:s text:c="18"/>└── </text:span><text:span text:style-name="T9">info</text:span><text:span text:style-name="T7">.yaml</text:span></text:p>
      <text:p text:style-name="P20"><text:tab/><text:tab/><text:tab/><text:tab/> <text:s text:c="4"/>└─ main.py</text:p>
      <text:p text:style-name="P16"><text:tab/><text:tab/><text:tab/><text:tab/># config/config.yaml主配置文件，包含其他配置文件的引用：</text:p>
      <text:p text:style-name="P16"><text:tab/><text:tab/><text:tab/><text:tab/>defaults:</text:p>
      <text:p text:style-name="P15"><text:span text:style-name="T7"><text:tab/><text:tab/><text:tab/><text:tab/> <text:s text:c="2"/>- db: </text:span><text:span text:style-name="T10">mysql</text:span></text:p>
      <text:p text:style-name="P15"><text:span text:style-name="T7"><text:s/><text:tab/><text:tab/><text:tab/><text:tab/> <text:s text:c="2"/>- logging: </text:span><text:span text:style-name="T10">info</text:span></text:p>
      <text:p text:style-name="P16"><text:tab/><text:tab/><text:tab/><text:tab/>app:</text:p>
      <text:p text:style-name="P16"><text:tab/><text:tab/><text:tab/><text:tab/> <text:s text:c="2"/>name: my_app</text:p>
      <text:p text:style-name="P16"><text:tab/><text:tab/><text:tab/><text:tab/># config/db/<text:span text:style-name="T54">mysql</text:span>.yaml数据库配置文件：</text:p>
      <text:p text:style-name="P16"><text:tab/><text:tab/><text:tab/><text:tab/>database:</text:p>
      <text:p text:style-name="P16"><text:tab/><text:tab/><text:tab/><text:tab/> <text:s text:c="2"/>host: localhost</text:p>
      <text:p text:style-name="P16"><text:tab/><text:tab/><text:tab/><text:tab/> <text:s text:c="2"/>port: 5432</text:p>
      <text:p text:style-name="P16"><text:tab/><text:tab/><text:tab/><text:tab/># config/logging/<text:span text:style-name="T55">info</text:span>.yaml日志配置文件：</text:p>
      <text:p text:style-name="P16"><text:tab/><text:tab/><text:tab/><text:tab/>logging:</text:p>
      <text:p text:style-name="P16"><text:tab/><text:tab/><text:tab/><text:tab/> <text:s text:c="2"/>level: info</text:p>
      <text:p text:style-name="P23"><text:tab/><text:tab/><text:tab/><text:tab/># main.<text:span text:style-name="T53">py</text:span>文件</text:p>
      <text:p text:style-name="P28"><text:tab/><text:tab/><text:tab/><text:tab/>import hydra</text:p>
      <text:p text:style-name="P28"><text:tab/><text:tab/><text:tab/><text:tab/>from omegaconf import DictConfig, OmegaConf</text:p>
      <text:p text:style-name="P28"><text:tab/><text:tab/><text:tab/><text:tab/>@hydra.main(version_base=None, config_path="config", config_name="config")</text:p>
      <text:p text:style-name="P28"><text:tab/><text:tab/><text:tab/><text:tab/>def main(cfg: DictConfig) -&gt; None:</text:p>
      <text:p text:style-name="P28"><text:s text:c="4"/><text:tab/><text:tab/><text:tab/><text:tab/> <text:s text:c="5"/>print(OmegaConf.to_yaml(cfg))</text:p>
      <text:p text:style-name="P28"><text:tab/><text:tab/><text:tab/><text:tab/>if __name__ == "__main__":</text:p>
      <text:p text:style-name="P28"><text:s text:c="4"/><text:tab/><text:tab/><text:tab/><text:tab/> <text:s text:c="5"/>main()</text:p>
      <text:p text:style-name="P28"><text:tab/><text:tab/><text:tab/><text:tab/><text:span text:style-name="T52">&gt;&gt;&gt;</text:span>defaults:</text:p>
      <text:p text:style-name="P29"><text:tab/><text:tab/><text:tab/><text:tab/><text:span text:style-name="T52">&gt;&gt;&gt; <text:s/></text:span>- db: mysql</text:p>
      <text:p text:style-name="P29"><text:tab/><text:tab/><text:tab/><text:tab/><text:span text:style-name="T52">&gt;&gt;&gt; <text:s/></text:span>- logging: debug</text:p>
      <text:p text:style-name="P29"><text:tab/><text:tab/><text:tab/><text:tab/><text:span text:style-name="T52">&gt;&gt;&gt;</text:span>app:</text:p>
      <text:p text:style-name="P29"><text:tab/><text:tab/><text:tab/><text:tab/><text:span text:style-name="T52">&gt;&gt;&gt;</text:span> <text:s/>name: my_app</text:p>
      <text:p text:style-name="P29"><text:tab/><text:tab/><text:tab/><text:tab/><text:span text:style-name="T52">&gt;&gt;&gt;</text:span>database:</text:p>
      <text:p text:style-name="P29"><text:s/><text:tab/><text:tab/><text:tab/><text:tab/><text:span text:style-name="T52">&gt;&gt;&gt;</text:span> <text:s/>host: localhost</text:p>
      <text:p text:style-name="P30"><text:s/><text:tab/><text:tab/><text:tab/><text:tab/><text:span text:style-name="T52">&gt;&gt;&gt;</text:span> <text:s/>port: 5432</text:p>
      <text:p text:style-name="P29"><text:tab/><text:tab/><text:tab/><text:tab/><text:span text:style-name="T52">&gt;&gt;&gt;</text:span>logging:</text:p>
      <text:p text:style-name="P29"><text:tab/><text:tab/><text:tab/><text:tab/><text:span text:style-name="T52">&gt;&gt;&gt;</text:span> <text:s/>level: info</text:p>
      <text:p text:style-name="P28"/>
      <text:p text:style-name="P56"><text:span text:style-name="T17"><text:s text:c="4"/>• DictConfig表示参数cfg的类型，</text:span><text:span text:style-name="T24">配置文件路径</text:span><text:span text:style-name="T17">是 ./config/config.yaml </text:span><text:span text:style-name="T23">。</text:span><text:span text:style-name="T25">上面的config.yam文件</text:span><text:span text:style-name="T17">使用</text:span><text:span text:style-name="T26">了</text:span><text:span text:style-name="T17">defaults 部分来组合不同的配置文件。</text:span></text:p>
      <text:p text:style-name="P57"><text:span text:style-name="T17"><text:s text:c="4"/>• 在 OmegaConf 中，${resolve_default: </text:span><text:span text:style-name="T27">default</text:span><text:span text:style-name="T17">, <text:s/>${...</text:span><text:span text:style-name="T28">varable</text:span><text:span text:style-name="T17">}} 是一个特殊的插值机制，用于在配置中提供默认值。</text:span><text:span text:style-name="T29">当不存在 </text:span><text:span text:style-name="T28">varable时，使用 </text:span><text:span text:style-name="T27">default。</text:span></text:p>
      <text:h text:style-name="P54" text:outline-level="3"><text:span text:style-name="T11">pyyaml</text:span><text:span text:style-name="T14">库</text:span><text:span text:style-name="T18">：</text:span></text:h>
      <text:p text:style-name="P13"><text:span text:style-name="T16"><text:s text:c="4"/>• </text:span><text:span text:style-name="T22">例子</text:span><text:span text:style-name="T16">：</text:span></text:p>
      <text:p text:style-name="P14"><text:tab/><text:tab/><text:tab/><text:tab/># coding=utf-8</text:p>
      <text:p text:style-name="P14"><text:tab/><text:tab/><text:tab/><text:tab/><text:span text:style-name="T34">import yaml</text:span></text:p>
      <text:p text:style-name="P14"><text:tab/><text:tab/><text:tab/><text:tab/>def read_yaml(file_path):</text:p>
      <text:p text:style-name="P14"><text:s text:c="2"/><text:tab/><text:tab/><text:tab/><text:tab/> <text:s text:c="5"/>with open(file_path, "r") as f:</text:p>
      <text:p text:style-name="P14"><text:s text:c="3"/><text:tab/><text:tab/><text:tab/><text:tab/> <text:s text:c="6"/><text:span text:style-name="T34">return yaml.safe_load(f)</text:span></text:p>
      <text:p text:style-name="P14"><text:soft-page-break/><text:tab/><text:tab/><text:tab/><text:tab/>data = <text:span text:style-name="T34">read_yaml</text:span>("test.yaml")</text:p>
      <text:p text:style-name="P14"><text:tab/><text:tab/><text:tab/><text:tab/>print(data) <text:s/># {'age': 45, 'name': 'zhangsan'}</text:p>
      <text:h text:style-name="P51" text:outline-level="3"><text:span text:style-name="T12">tqdm</text:span><text:span text:style-name="T13">库</text:span><text:span text:style-name="T16">：</text:span></text:h>
      <text:p text:style-name="P7"><text:span text:style-name="T16"><text:s text:c="4"/>• tqdm是一个快速、可扩展的Python进度条，可以在Python长循环中添加一个进度提示信息</text:span><text:span text:style-name="T17">。</text:span></text:p>
      <text:p text:style-name="P7"><text:span text:style-name="T16"><text:s text:c="4"/>• 例子</text:span><text:span text:style-name="T17">：</text:span></text:p>
      <text:p text:style-name="P40"><text:span text:style-name="Source_20_Text"><text:span text:style-name="T35"><text:tab/><text:tab/><text:tab/><text:tab/></text:span></text:span><text:span text:style-name="Source_20_Text"><text:span text:style-name="T43">import time</text:span></text:span></text:p>
      <text:p text:style-name="P40"><text:span text:style-name="Source_20_Text"><text:span text:style-name="T43"><text:tab/><text:tab/><text:tab/><text:tab/>from tqdm import *</text:span></text:span></text:p>
      <text:p text:style-name="P40"><text:span text:style-name="Source_20_Text"><text:span text:style-name="T43"><text:tab/><text:tab/><text:tab/><text:tab/>for i in tqdm(range(1000)):</text:span></text:span></text:p>
      <text:p text:style-name="P40"><text:span text:style-name="Source_20_Text"><text:span text:style-name="T43"><text:tab/><text:tab/><text:tab/><text:tab/> <text:s text:c="5"/>time.sleep(0.01)</text:span></text:span></text:p>
      <text:p text:style-name="P41"><text:span text:style-name="Source_20_Text"><text:span text:style-name="T40"><text:s text:c="7"/><text:tab/><text:tab/><text:tab/><text:tab/></text:span></text:span><text:span text:style-name="Source_20_Text"><text:span text:style-name="T45"># </text:span></text:span><text:span text:style-name="Source_20_Text"><text:span text:style-name="T40">简化写法</text:span></text:span><text:span text:style-name="Source_20_Text"><text:span text:style-name="T41">：</text:span></text:span></text:p>
      <text:p text:style-name="P42"><text:span text:style-name="Source_20_Text"><text:span text:style-name="T43"><text:tab/><text:tab/><text:tab/><text:tab/>for i in trange(1000):</text:span></text:span></text:p>
      <text:p text:style-name="P42"><text:span text:style-name="Source_20_Text"><text:span text:style-name="T43"><text:tab/><text:tab/><text:tab/><text:tab/> <text:s text:c="5"/>time.sleep(0.01)</text:span></text:span></text:p>
      <text:h text:style-name="P52" text:outline-level="3"><text:span text:style-name="T12">glob</text:span><text:span text:style-name="T13">库</text:span><text:span text:style-name="T16">：</text:span></text:h>
      <text:p text:style-name="P8"><text:span text:style-name="T16"><text:s text:c="4"/>• glob库是Python标准库中的一个模块，它可以用来匹配文件和目录的路径名</text:span><text:span text:style-name="T17">。</text:span></text:p>
      <text:p text:style-name="P8"><text:span text:style-name="T16"><text:s text:c="4"/>• 例子</text:span><text:span text:style-name="T17">：</text:span></text:p>
      <text:p text:style-name="P17"><text:span text:style-name="T30"><text:s text:c="7"/><text:tab/><text:tab/><text:tab/><text:tab/></text:span><text:span text:style-name="T33"># </text:span><text:span text:style-name="T31">假设存在目录：</text:span><text:span text:style-name="T30"><text:tab/><text:tab/></text:span></text:p>
      <text:p text:style-name="P55"><text:tab/><text:tab/><text:tab/><text:tab/>data</text:p>
      <text:p text:style-name="P25"><text:s/><text:tab/><text:tab/><text:tab/><text:tab/> ├─file1.txt</text:p>
      <text:p text:style-name="P19"><text:span text:style-name="T30"><text:s/><text:tab/><text:tab/><text:tab/><text:tab/> └─sub</text:span><text:span text:style-name="T32">dir</text:span></text:p>
      <text:p text:style-name="P26"><text:tab/><text:tab/><text:tab/><text:tab/> <text:s text:c="7"/>├─file2.txt</text:p>
      <text:p text:style-name="P18"><text:span text:style-name="T30"><text:s text:c="3"/><text:tab/><text:tab/><text:tab/><text:tab/> <text:s text:c="7"/>├─file</text:span><text:span text:style-name="T32">3</text:span><text:span text:style-name="T30">.txt</text:span></text:p>
      <text:p text:style-name="P27"><text:s text:c="3"/><text:tab/><text:tab/><text:tab/><text:tab/> <text:s text:c="7"/>└─data.csv</text:p>
      <text:p text:style-name="P24"><text:s text:c="7"/><text:tab/><text:tab/><text:tab/><text:tab/><text:span text:style-name="T49"># </text:span>查找文件：</text:p>
      <text:p text:style-name="P36"><text:span text:style-name="Source_20_Text"><text:span text:style-name="T35"><text:tab/><text:tab/><text:tab/><text:tab/></text:span></text:span><text:span text:style-name="Source_20_Text"><text:span text:style-name="T43">import glob</text:span></text:span></text:p>
      <text:p text:style-name="P36"><text:span text:style-name="Source_20_Text"><text:span text:style-name="T43"><text:tab/><text:tab/><text:tab/><text:tab/>files= glob.glob("data/**/*.txt", recursive=True)</text:span></text:span></text:p>
      <text:p text:style-name="P36"><text:span text:style-name="Source_20_Text"><text:span text:style-name="T43"><text:tab/><text:tab/><text:tab/><text:tab/>print(files)</text:span></text:span></text:p>
      <text:p text:style-name="P37"><text:span text:style-name="Source_20_Text"><text:span text:style-name="T43"><text:tab/><text:tab/><text:tab/><text:tab/></text:span></text:span><text:span text:style-name="Source_20_Text"><text:span text:style-name="T44">&gt;&gt;&gt;['data/file1.txt', 'data/subdir/file2.txt', 'data/subdir/file3.txt']</text:span></text:span></text:p>
      <text:p text:style-name="P37"><text:span text:style-name="Source_20_Text"><text:span text:style-name="T40"><text:s text:c="4"/>• </text:span></text:span><text:span text:style-name="Source_20_Text"><text:span text:style-name="T42">说明</text:span></text:span><text:span text:style-name="Source_20_Text"><text:span text:style-name="T41">：想要匹配所有以.txt为后缀的文件，不论它们位于哪个子目录中，我们可以使用**/*.txt作为模式字符串。使用recursive=True参数，我们可以匹配到所有子目录中的文件。</text:span></text:span></text:p>
      <text:h text:style-name="P53" text:outline-level="3"><text:span text:style-name="T12">net</text:span><text:span text:style-name="T15">sort</text:span><text:span text:style-name="T13">库</text:span><text:span text:style-name="T16">：</text:span></text:h>
      <text:p text:style-name="P9"><text:span text:style-name="T16"><text:s text:c="4"/>• </text:span><text:span text:style-name="T19">netsort</text:span><text:span text:style-name="T16">库</text:span><text:span text:style-name="T19">可以用来</text:span><text:span text:style-name="T16">处理文件名、数字列表或其他需要自然排序的数据</text:span><text:span text:style-name="T17">，可以对字符串进行自然排序。它可以按字母顺序排序文件名</text:span><text:span text:style-name="T20">列表</text:span><text:span text:style-name="T17">、按数字大小排序数字列表、排序混合了数字和文本的数据列表。</text:span></text:p>
      <text:p text:style-name="P9"><text:span text:style-name="T16"><text:s text:c="4"/>• 例子</text:span><text:span text:style-name="T17">：</text:span></text:p>
      <text:p text:style-name="P38"><text:span text:style-name="Source_20_Text"><text:span text:style-name="T46"><text:tab/><text:tab/><text:tab/><text:tab/>from natsort import natsorted</text:span></text:span></text:p>
      <text:p text:style-name="P38"><text:span text:style-name="Source_20_Text"><text:span text:style-name="T46"><text:tab/><text:tab/><text:tab/><text:tab/>files = ["file_1.txt", "file_10.txt", "file_2.txt"]</text:span></text:span></text:p>
      <text:p text:style-name="P38"><text:span text:style-name="Source_20_Text"><text:span text:style-name="T46"><text:tab/><text:tab/><text:tab/><text:tab/>sorted_files = natsorted(files)</text:span></text:span></text:p>
      <text:p text:style-name="P39"><text:span text:style-name="Source_20_Text"><text:span text:style-name="T46"><text:tab/><text:tab/><text:tab/><text:tab/>print(sorted_files) </text:span></text:span></text:p>
      <text:p text:style-name="P39"><text:span text:style-name="Source_20_Text"><text:span text:style-name="T46"><text:tab/><text:tab/><text:tab/><text:tab/></text:span></text:span><text:span text:style-name="Source_20_Text"><text:span text:style-name="T47">&gt;&gt;&gt;</text:span></text:span><text:span text:style-name="Source_20_Text"><text:span text:style-name="T46">['file_1.txt', 'file_2.txt', 'file_10.txt']</text:span></text:span></text:p>
      <text:p text:style-name="P9"><text:span text:style-name="Source_20_Text"><text:span text:style-name="T3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5-26T17:15:15.391189481</dc:date>
    <meta:editing-duration>PT11H41M2S</meta:editing-duration>
    <meta:editing-cycles>257</meta:editing-cycles>
    <meta:generator>LibreOffice/6.4.7.2$Linux_X86_64 LibreOffice_project/40$Build-2</meta:generator>
    <meta:document-statistic meta:table-count="0" meta:image-count="0" meta:object-count="0" meta:page-count="3" meta:paragraph-count="128" meta:word-count="895" meta:character-count="3606" meta:non-whitespace-character-count="2607"/>
  </office:meta>
</office:document-meta>
</file>